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5.3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5" style:family="graphic" style:parent-style-name="standard">
      <style:graphic-properties svg:stroke-width="0.2cm" svg:stroke-color="#000000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12.2cm" fo:padding-top="0.225cm" fo:padding-bottom="0.225cm" fo:padding-left="0.35cm" fo:padding-right="0.35cm"/>
      <style:paragraph-properties style:writing-mode="lr-tb"/>
    </style:style>
    <style:style style:name="gr6" style:family="graphic" style:parent-style-name="objectwithoutfill">
      <style:graphic-properties svg:stroke-width="0.2cm" svg:stroke-color="#000000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10" style:family="graphic" style:parent-style-name="objectwithoutfill">
      <style:graphic-properties svg:stroke-width="0.1cm" svg:stroke-color="#c9211e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6cm"/>
      <style:paragraph-properties style:writing-mode="lr-tb"/>
    </style:style>
    <style:style style:name="gr12" style:family="graphic" style:parent-style-name="standard">
      <style:graphic-properties svg:stroke-width="0.2cm" svg:stroke-color="#536dfe" draw:marker-start-width="0.5cm" draw:marker-end-width="0.5cm" draw:stroke-linejoin="round" svg:stroke-linecap="round" draw:fill="none" draw:textarea-horizontal-align="justify" draw:textarea-vertical-align="middle" draw:auto-grow-height="false" fo:min-height="3.55cm" fo:min-width="2.3cm" fo:padding-top="0.225cm" fo:padding-bottom="0.225cm" fo:padding-left="0.35cm" fo:padding-right="0.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2cm" svg:y="3.9cm">
          <text:p text:style-name="P1">Message</text:p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5cm" svg:y="3.9cm">
          <text:p text:style-name="P1">Data Lengt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11cm" svg:y="3.9cm">
          <text:p text:style-name="P1">Compress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17cm" svg:y="3.9cm">
          <text:p text:style-name="P1">Timestam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03cm" svg:height="0.962cm" svg:x="2.4cm" svg:y="2.638cm">
          <draw:text-box>
            <text:p><text:span text:style-name="T1">1 Byte</text:span></text:p>
          </draw:text-box>
        </draw:frame>
        <draw:frame draw:style-name="gr4" draw:text-style-name="P3" draw:layer="layout" svg:width="2.754cm" svg:height="0.962cm" svg:x="6.646cm" svg:y="2.638cm">
          <draw:text-box>
            <text:p><text:span text:style-name="T1">4 Bytes</text:span></text:p>
          </draw:text-box>
        </draw:frame>
        <draw:frame draw:style-name="gr4" draw:text-style-name="P3" draw:layer="layout" svg:width="2.754cm" svg:height="0.962cm" svg:x="12.646cm" svg:y="2.6cm">
          <draw:text-box>
            <text:p><text:span text:style-name="T1">4 Bytes</text:span></text:p>
          </draw:text-box>
        </draw:frame>
        <draw:frame draw:style-name="gr4" draw:text-style-name="P3" draw:layer="layout" svg:width="2.754cm" svg:height="0.962cm" svg:x="18.646cm" svg:y="2.638cm">
          <draw:text-box>
            <text:p><text:span text:style-name="T1">4 Bytes</text:span></text:p>
          </draw:text-box>
        </draw:frame>
        <draw:frame draw:style-name="gr3" draw:text-style-name="P3" draw:layer="layout" svg:width="2.403cm" svg:height="0.962cm" svg:x="7.397cm" svg:y="10.638cm">
          <draw:text-box>
            <text:p><text:span text:style-name="T1">1 Byte</text:span></text:p>
          </draw:text-box>
        </draw:frame>
        <draw:custom-shape draw:style-name="gr5" draw:text-style-name="P2" draw:layer="layout" svg:width="12.9cm" svg:height="4cm" svg:x="10cm" svg:y="11.9cm">
          <text:p text:style-name="P1">Point Clou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cm" svg:height="4cm" svg:x="10cm" svg:y="1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cm" svg:height="4cm" svg:x="28.9cm" svg:y="11.9cm">
          <text:p text:style-name="P1">Bodi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8.2cm" svg:y1="8.4cm" svg:x2="11.1cm" svg:y2="11.4cm">
          <text:p/>
        </draw:line>
        <draw:frame draw:style-name="gr7" draw:text-style-name="P3" draw:layer="layout" svg:width="3.85cm" svg:height="0.962cm" svg:x="14.6cm" svg:y="10.538cm">
          <draw:text-box>
            <text:p><text:span text:style-name="T2">n</text:span><text:span text:style-name="T1"> x 9 Bytes</text:span></text:p>
          </draw:text-box>
        </draw:frame>
        <draw:frame draw:style-name="gr8" draw:text-style-name="P3" draw:layer="layout" svg:width="8.519cm" svg:height="0.962cm" svg:x="1.2cm" svg:y="17.938cm">
          <draw:text-box>
            <text:p><text:span text:style-name="T2">n</text:span><text:span text:style-name="T1"> = Point cloud population</text:span></text:p>
          </draw:text-box>
        </draw:frame>
        <draw:frame draw:style-name="gr4" draw:text-style-name="P5" draw:layer="layout" svg:width="2.754cm" svg:height="0.962cm" svg:x="23.346cm" svg:y="5.338cm">
          <draw:text-box>
            <text:p><text:span text:style-name="T2">Header</text:span></text:p>
          </draw:text-box>
        </draw:frame>
        <draw:frame draw:style-name="gr9" draw:text-style-name="P5" draw:layer="layout" svg:width="2.936cm" svg:height="0.962cm" svg:x="42.3cm" svg:y="13.3cm">
          <draw:text-box>
            <text:p><text:span text:style-name="T2">Payload</text:span></text:p>
          </draw:text-box>
        </draw:frame>
        <draw:line draw:style-name="gr10" draw:text-style-name="P4" draw:layer="layout" svg:x1="7cm" svg:y1="16.4cm" svg:x2="7cm" svg:y2="17cm">
          <text:p/>
        </draw:line>
        <draw:line draw:style-name="gr10" draw:text-style-name="P4" draw:layer="layout" svg:x1="41.8cm" svg:y1="16.4cm" svg:x2="41.8cm" svg:y2="17cm">
          <text:p/>
        </draw:line>
        <draw:line draw:style-name="gr10" draw:text-style-name="P4" draw:layer="layout" svg:x1="41.8cm" svg:y1="16.7cm" svg:x2="7cm" svg:y2="16.7cm">
          <text:p/>
        </draw:line>
        <draw:frame draw:style-name="gr11" draw:text-style-name="P3" draw:layer="layout" svg:width="6.496cm" svg:height="0.962cm" svg:x="21.15cm" svg:y="17.038cm">
          <draw:text-box>
            <text:p><text:span text:style-name="T1">Data Length (Bytes)</text:span></text:p>
          </draw:text-box>
        </draw:frame>
        <draw:custom-shape draw:style-name="gr12" draw:text-style-name="P2" draw:layer="layout" svg:width="3cm" svg:height="4cm" svg:x="7cm" svg:y="11.9cm">
          <text:p text:style-name="P1">Source</text:p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cm" svg:x="22.9cm" svg:y="11.9cm">
          <text:p text:style-name="P1">Number</text:p>
          <text:p text:style-name="P1">of <text:span text:style-name="T3">Bodies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54cm" svg:height="0.962cm" svg:x="24.546cm" svg:y="10.638cm">
          <draw:text-box>
            <text:p><text:span text:style-name="T1">4 By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6.54cm" fo:page-height="20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3:38:06.124383641</meta:creation-date>
    <dc:date>2020-04-23T13:15:33.347542084</dc:date>
    <meta:editing-duration>PT43M35S</meta:editing-duration>
    <meta:editing-cycles>9</meta:editing-cycles>
    <meta:generator>LibreOffice/6.4.3.2$Linux_X86_64 LibreOffice_project/40$Build-2</meta:generator>
    <meta:document-statistic meta:object-count="24"/>
  </office:meta>
</office:document-meta>
</file>